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lection App</text:h>
      <text:p text:style-name="Text_20_body"><text:span text:style-name="Strong_20_Emphasis">Overview:</text:span> This election management system is designed to streamline and automate the election process, allowing for efficient user, student, and electoral officer management. The system is built with a clear distinction of roles and functionalities, ensuring that the electoral process remains transparent, secure, and well-organized.</text:p>
      <text:p text:style-name="Text_20_body"><text:span text:style-name="Strong_20_Emphasis">Key Features:</text:span></text:p>
      <text:list text:style-name="L1">
        <text:list-item>
          <text:p text:style-name="P1"><text:span text:style-name="Strong_20_Emphasis">User Management:</text:span></text:p>
          <text:list>
            <text:list-item>
              <text:p text:style-name="P2">Admin can manage users, students, and electoral officers.</text:p>
            </text:list-item>
            <text:list-item>
              <text:p text:style-name="P2">The system does not create electoral officers but fetches them as needed.</text:p>
            </text:list-item>
          </text:list>
        </text:list-item>
        <text:list-item>
          <text:p text:style-name="P1"><text:span text:style-name="Strong_20_Emphasis">Electoral Officer Management:</text:span></text:p>
          <text:list>
            <text:list-item>
              <text:p text:style-name="P2">Only one electoral officer (the Chairman of the Independent Electoral Commission, IEC) can be active at any time.</text:p>
            </text:list-item>
            <text:list-item>
              <text:p text:style-name="P2">The Chairman can view the election progress, monitor results, and oversee the overall election process.</text:p>
            </text:list-item>
            <text:list-item>
              <text:p text:style-name="P2">The Chairman can create new election objects by defining the election’s duration and start date/time.</text:p>
            </text:list-item>
          </text:list>
        </text:list-item>
        <text:list-item>
          <text:p text:style-name="P1"><text:span text:style-name="Strong_20_Emphasis">Nomination Management:</text:span></text:p>
          <text:list>
            <text:list-item>
              <text:p text:style-name="P2">The Chairman is also responsible for managing nominations for positions.</text:p>
            </text:list-item>
            <text:list-item>
              <text:p text:style-name="P2">Nominees apply for a nomination, and the Chairman approves or rejects them.</text:p>
            </text:list-item>
            <text:list-item>
              <text:p text:style-name="P2">Candidates whose "isApproved" field is set to <text:span text:style-name="Source_20_Text">true</text:span> are officially nominated and eligible to be voted for.</text:p>
            </text:list-item>
            <text:list-item>
              <text:p text:style-name="P2">Students can only apply for a nomination during an active election, and the nominations are only accepted if an election is active.</text:p>
            </text:list-item>
          </text:list>
        </text:list-item>
        <text:list-item>
          <text:p text:style-name="P1"><text:span text:style-name="Strong_20_Emphasis">Voting System:</text:span></text:p>
          <text:list>
            <text:list-item>
              <text:p text:style-name="P2">Students, acting as voters, can only vote during an active election.</text:p>
            </text:list-item>
            <text:list-item>
              <text:p text:style-name="P2">A student can only vote for candidates whose nominations have been approved (where the <text:span text:style-name="Source_20_Text">isApproved</text:span> field is true).</text:p>
            </text:list-item>
          </text:list>
        </text:list-item>
        <text:list-item>
          <text:p text:style-name="P1"><text:span text:style-name="Strong_20_Emphasis">Election Status:</text:span></text:p>
          <text:list>
            <text:list-item>
              <text:p text:style-name="P2">The election remains active until the Chairman explicitly ends it, ensuring that students can vote only when the election is officially open.</text:p>
            </text:list-item>
          </text:list>
        </text:list-item>
        <text:list-item>
          <text:p text:style-name="P1"><text:span text:style-name="Strong_20_Emphasis">Security &amp; Integrity:</text:span></text:p>
          <text:list>
            <text:list-item>
              <text:p text:style-name="P2">The system enforces strict role-based access control, ensuring that only authorized users (like the admin or the electoral officer) can perform certain actions, like creating elections or managing nominations.</text:p>
            </text:list-item>
            <text:list-item>
              <text:p text:style-name="P1">Ensures that users cannot vote or apply for nominations unless the election is active.</text:p>
            </text:list-item>
          </text:list>
        </text:list-item>
      </text:list>
      <text:p text:style-name="Horizontal_20_Line"/>
      <text:h text:style-name="Heading_20_3" text:outline-level="3">Project Structure:</text:h>
      <text:list text:style-name="L2">
        <text:list-item>
          <text:p text:style-name="P3"><text:span text:style-name="Strong_20_Emphasis">Backend:</text:span></text:p>
          <text:list>
            <text:list-item>
              <text:p text:style-name="P4"><text:soft-page-break/>The backend is built using <text:span text:style-name="Strong_20_Emphasis">Node.js</text:span> and <text:span text:style-name="Strong_20_Emphasis">Express</text:span>, with proper authentication and authorization mechanisms.</text:p>
            </text:list-item>
            <text:list-item>
              <text:p text:style-name="P4"><text:span text:style-name="Strong_20_Emphasis">MongoDB</text:span> serves as the database for storing election data, user credentials, and voting details.</text:p>
            </text:list-item>
            <text:list-item>
              <text:p text:style-name="P4">Routes for managing users, elections, voting, and nominations are clearly defined, with each role’s permissions carefully considered.</text:p>
            </text:list-item>
          </text:list>
        </text:list-item>
        <text:list-item>
          <text:p text:style-name="P3"><text:span text:style-name="Strong_20_Emphasis">Frontend:</text:span></text:p>
          <text:list>
            <text:list-item>
              <text:p text:style-name="P4">The <text:span text:style-name="Strong_20_Emphasis">Angular</text:span> frontend is responsible for providing a clean, user-friendly interface.</text:p>
            </text:list-item>
            <text:list-item>
              <text:p text:style-name="P4">User dashboards, admin interfaces, and officer-specific functionalities are clearly separated.</text:p>
            </text:list-item>
            <text:list-item>
              <text:p text:style-name="P4">The app uses <text:span text:style-name="Strong_20_Emphasis">JWT</text:span> for secure communication between the frontend and backend.</text:p>
            </text:list-item>
          </text:list>
        </text:list-item>
        <text:list-item>
          <text:p text:style-name="P3"><text:span text:style-name="Strong_20_Emphasis">Admin Features:</text:span></text:p>
          <text:list>
            <text:list-item>
              <text:p text:style-name="P4">Admin is responsible for creating and managing student profiles, ensuring proper electoral officer registration, and overseeing election-related operations.</text:p>
            </text:list-item>
          </text:list>
        </text:list-item>
        <text:list-item>
          <text:p text:style-name="P3"><text:span text:style-name="Strong_20_Emphasis">Electoral Officer Features:</text:span></text:p>
          <text:list>
            <text:list-item>
              <text:p text:style-name="P4"><text:span text:style-name="Strong_20_Emphasis">Chairman (IEC)</text:span> manages the election lifecycle, from creation to monitoring progress and results.</text:p>
            </text:list-item>
            <text:list-item>
              <text:p text:style-name="P3">They also handle the approval or rejection of nominations, ensuring only eligible candidates make it to the ballot.</text:p>
            </text:list-item>
          </text:list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00:05:21.608808525</meta:creation-date>
    <dc:date>2025-01-18T00:06:47.348184562</dc:date>
    <meta:editing-duration>PT1M27S</meta:editing-duration>
    <meta:editing-cycles>1</meta:editing-cycles>
    <meta:document-statistic meta:table-count="0" meta:image-count="0" meta:object-count="0" meta:page-count="2" meta:paragraph-count="37" meta:word-count="455" meta:character-count="2991" meta:non-whitespace-character-count="2606"/>
    <meta:generator>LibreOffice/24.2.7.2$Linux_X86_64 LibreOffice_project/420$Build-2</meta:generator>
  </office:meta>
</office:document-meta>
</file>